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5.75cm" style:rel-column-width="20933*"/>
    </style:style>
    <style:style style:name="Tabla1.B" style:family="table-column">
      <style:table-column-properties style:column-width="2.917cm" style:rel-column-width="10620*"/>
    </style:style>
    <style:style style:name="Tabla1.E" style:family="table-column">
      <style:table-column-properties style:column-width="3.5cm" style:rel-column-width="12742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587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430ac2" officeooo:paragraph-rsid="02430ac2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47f548" officeooo:paragraph-rsid="0247f548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492380" officeooo:paragraph-rsid="02492380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4ac0e2" officeooo:paragraph-rsid="024ac0e2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4ba4c3" officeooo:paragraph-rsid="024ba4c3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4bedbf" officeooo:paragraph-rsid="024bedbf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492380" officeooo:paragraph-rsid="02492380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4bedbf" officeooo:paragraph-rsid="024bedb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officeooo:rsid="020ce6a6" officeooo:paragraph-rsid="020ce6a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1410f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355076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4307e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officeooo:rsid="02355076" officeooo:paragraph-rsid="02355076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officeooo:rsid="024307e5" officeooo:paragraph-rsid="024307e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officeooo:rsid="02445886" officeooo:paragraph-rsid="02445886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430ac2" officeooo:paragraph-rsid="02430ac2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20a57cd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4307e5" officeooo:paragraph-rsid="021410fd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4307e5" officeooo:paragraph-rsid="024307e5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445886" officeooo:paragraph-rsid="02445886" style:font-size-asian="12pt" style:font-weight-asian="normal" style:font-size-complex="12pt" style:font-weight-complex="normal"/>
    </style:style>
    <style:style style:name="P40" style:family="paragraph" style:parent-style-name="Footer">
      <style:text-properties fo:font-size="2pt" style:font-size-asian="1.75pt" style:font-size-complex="2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43" style:family="paragraph" style:parent-style-name="Standard">
      <style:paragraph-properties fo:line-height="115%"/>
      <style:text-properties style:font-name="FreeSans" fo:font-size="15pt" fo:letter-spacing="0.035cm" officeooo:rsid="0233d695" officeooo:paragraph-rsid="0233d695" style:font-size-asian="13.1000003814697pt" style:font-size-complex="15pt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officeooo:rsid="0242064d" officeooo:paragraph-rsid="0242064d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22a252b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246d908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46d908" officeooo:paragraph-rsid="0246d908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246d908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6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6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7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68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69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70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71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72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22a252b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1dbe1a7" officeooo:paragraph-rsid="0246d908" style:font-size-asian="14pt" style:font-weight-asian="normal" style:font-size-complex="14pt" style:font-weight-complex="normal"/>
    </style:style>
    <style:style style:name="P75" style:family="paragraph" style:parent-style-name="Standard" style:list-style-name="L5">
      <style:paragraph-properties fo:line-height="150%"/>
      <style:text-properties style:use-window-font-color="true" style:font-name="FreeSans" fo:font-size="14pt" fo:letter-spacing="0.035cm" fo:font-weight="normal" officeooo:rsid="0246d908" officeooo:paragraph-rsid="0246d908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55130f" officeooo:paragraph-rsid="0255130f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565a00" officeooo:paragraph-rsid="02565a00" style:font-size-asian="14pt" style:font-weight-asian="normal" style:font-size-complex="14pt" style:font-weight-complex="normal"/>
    </style:style>
    <style:style style:name="P78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246d908" officeooo:paragraph-rsid="0246d908" style:font-size-asian="14pt" style:font-weight-asian="normal" style:font-size-complex="14pt" style:font-weight-complex="normal"/>
    </style:style>
    <style:style style:name="P79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80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81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82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83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84" style:family="paragraph">
      <loext:graphic-properties draw:fill-color="#2c3756"/>
    </style:style>
    <style:style style:name="P8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35cm" style:font-size-asian="14pt" style:font-size-complex="14pt"/>
    </style:style>
    <style:style style:name="T10" style:family="text">
      <style:text-properties style:use-window-font-color="true" style:font-name="FreeSans" fo:font-size="14pt" fo:letter-spacing="0.035cm" officeooo:rsid="024f4c0e" style:font-size-asian="14pt" style:font-size-complex="14pt"/>
    </style:style>
    <style:style style:name="T11" style:family="text">
      <style:text-properties style:use-window-font-color="true" style:text-position="super 58%" officeooo:rsid="00f30495"/>
    </style:style>
    <style:style style:name="T12" style:family="text">
      <style:text-properties style:use-window-font-color="true" style:text-position="0% 100%"/>
    </style:style>
    <style:style style:name="T13" style:family="text">
      <style:text-properties style:use-window-font-color="true" style:text-position="0% 100%" officeooo:rsid="00f30495"/>
    </style:style>
    <style:style style:name="T14" style:family="text">
      <style:text-properties style:use-window-font-color="true" style:text-position="0% 100%" officeooo:rsid="00f31a41"/>
    </style:style>
    <style:style style:name="T15" style:family="text">
      <style:text-properties style:use-window-font-color="true" style:text-position="0% 100%" officeooo:rsid="00f4fbe0"/>
    </style:style>
    <style:style style:name="T16" style:family="text">
      <style:text-properties style:use-window-font-color="true" style:text-position="0% 100%" officeooo:rsid="00f5fb1a"/>
    </style:style>
    <style:style style:name="T17" style:family="text">
      <style:text-properties style:use-window-font-color="true" style:text-position="0% 100%" officeooo:rsid="00fe3a74"/>
    </style:style>
    <style:style style:name="T18" style:family="text">
      <style:text-properties style:use-window-font-color="true" style:text-position="0% 100%" officeooo:rsid="010020a8"/>
    </style:style>
    <style:style style:name="T19" style:family="text">
      <style:text-properties style:use-window-font-color="true" style:text-position="0% 100%" officeooo:rsid="01018069"/>
    </style:style>
    <style:style style:name="T20" style:family="text">
      <style:text-properties style:use-window-font-color="true" style:text-position="0% 100%" fo:font-size="16pt" officeooo:rsid="007fadf1" style:font-size-asian="16pt" style:font-size-complex="16pt"/>
    </style:style>
    <style:style style:name="T21" style:family="text">
      <style:text-properties style:use-window-font-color="true" style:text-position="0% 100%" officeooo:rsid="01065bc6"/>
    </style:style>
    <style:style style:name="T22" style:family="text">
      <style:text-properties style:use-window-font-color="true" style:text-position="0% 100%" officeooo:rsid="0107e43f"/>
    </style:style>
    <style:style style:name="T23" style:family="text">
      <style:text-properties style:use-window-font-color="true" style:text-position="0% 100%" officeooo:rsid="01098425"/>
    </style:style>
    <style:style style:name="T24" style:family="text">
      <style:text-properties style:use-window-font-color="true" style:text-position="0% 100%" officeooo:rsid="010a657f"/>
    </style:style>
    <style:style style:name="T25" style:family="text">
      <style:text-properties style:use-window-font-color="true" style:text-position="0% 100%" officeooo:rsid="0110eddf"/>
    </style:style>
    <style:style style:name="T26" style:family="text">
      <style:text-properties style:use-window-font-color="true" style:text-position="0% 100%" officeooo:rsid="007a0b5a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29" style:family="text">
      <style:text-properties fo:font-size="18pt" fo:font-style="normal" fo:text-shadow="none" officeooo:rsid="0242064d" style:font-size-asian="18pt" style:font-style-asian="normal" style:font-size-complex="18pt" style:font-style-complex="normal"/>
    </style:style>
    <style:style style:name="T30" style:family="text">
      <style:text-properties fo:font-size="18pt" fo:text-shadow="none" style:font-size-asian="18pt" style:font-size-complex="18pt"/>
    </style:style>
    <style:style style:name="T31" style:family="text">
      <style:text-properties fo:font-size="18pt" fo:text-shadow="none" officeooo:rsid="0138f048" style:font-size-asian="18pt" style:font-size-complex="18pt"/>
    </style:style>
    <style:style style:name="T32" style:family="text">
      <style:text-properties officeooo:rsid="0068b0c7"/>
    </style:style>
    <style:style style:name="T33" style:family="text">
      <style:text-properties officeooo:rsid="006f7973"/>
    </style:style>
    <style:style style:name="T34" style:family="text">
      <style:text-properties officeooo:rsid="00b9f5d7"/>
    </style:style>
    <style:style style:name="T35" style:family="text">
      <style:text-properties officeooo:rsid="00bb7015"/>
    </style:style>
    <style:style style:name="T36" style:family="text">
      <style:text-properties fo:color="#405e01" style:text-position="super 58%" officeooo:rsid="00f30495"/>
    </style:style>
    <style:style style:name="T37" style:family="text">
      <style:text-properties fo:color="#405e01" style:text-position="super 58%" officeooo:rsid="010a657f"/>
    </style:style>
    <style:style style:name="T38" style:family="text">
      <style:text-properties officeooo:rsid="0167f30b"/>
    </style:style>
    <style:style style:name="T39" style:family="text">
      <style:text-properties fo:color="#2c3756" fo:font-style="italic" style:font-style-asian="italic" style:font-style-complex="italic"/>
    </style:style>
    <style:style style:name="T40" style:family="text">
      <style:text-properties fo:color="#2c3756" fo:font-style="italic" officeooo:rsid="00532285" style:font-style-asian="italic" style:font-style-complex="italic"/>
    </style:style>
    <style:style style:name="T41" style:family="text">
      <style:text-properties officeooo:rsid="022a252b"/>
    </style:style>
    <style:style style:name="T42" style:family="text">
      <style:text-properties officeooo:rsid="0237361d"/>
    </style:style>
    <style:style style:name="T43" style:family="text">
      <style:text-properties officeooo:rsid="0242064d"/>
    </style:style>
    <style:style style:name="T44" style:family="text">
      <style:text-properties officeooo:rsid="024307e5"/>
    </style:style>
    <style:style style:name="T45" style:family="text">
      <style:text-properties officeooo:rsid="02445886"/>
    </style:style>
    <style:style style:name="T46" style:family="text">
      <style:text-properties officeooo:rsid="0173b39a"/>
    </style:style>
    <style:style style:name="T47" style:family="text">
      <style:text-properties officeooo:rsid="006c620d"/>
    </style:style>
    <style:style style:name="T48" style:family="text">
      <style:text-properties officeooo:rsid="00532285"/>
    </style:style>
    <style:style style:name="T49" style:family="text">
      <style:text-properties officeooo:rsid="0246d908"/>
    </style:style>
    <style:style style:name="T50" style:family="text">
      <style:text-properties officeooo:rsid="024bedbf"/>
    </style:style>
    <style:style style:name="T51" style:family="text">
      <style:text-properties officeooo:rsid="02565a00"/>
    </style:style>
    <style:style style:name="T52" style:family="text">
      <style:text-properties officeooo:rsid="025832ca"/>
    </style:style>
    <style:style style:name="T53" style:family="text">
      <style:text-properties officeooo:rsid="0258ece1"/>
    </style:style>
    <style:style style:name="T5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8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8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Plan de iteración</text:p>
      <text:p text:style-name="P64"><text:span text:style-name="T30">Fase de </text:span><text:span text:style-name="T31">construcción</text:span><text:span text:style-name="T30">:</text:span><text:span text:style-name="T28"> ITERACIÓN N.º </text:span><text:span text:style-name="T29">11</text:span></text:p>
      <text:p text:style-name="P65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62"><text:span text:style-name="T4">Proyecto </text:span><text:span text:style-name="T6">Colibrí</text:span></text:p>
      <text:p text:style-name="P41"/>
      <text:p text:style-name="P45">Asignatura</text:p>
      <text:p text:style-name="P41">Laboratorio de desarrollo de software</text:p>
      <text:p text:style-name="P41"/>
      <text:p text:style-name="P45">Autor</text:p>
      <text:p text:style-name="P44">Cinthia Lima</text:p>
      <text:p text:style-name="P41"/>
      <text:p text:style-name="P45">Fecha de redacción</text:p>
      <text:p text:style-name="P43"><text:span text:style-name="T43">24</text:span>/04/2020</text:p>
      <text:p text:style-name="P66"><draw:custom-shape text:anchor-type="paragraph" draw:z-index="1" draw:name="Shape1" draw:style-name="gr2" draw:text-style-name="P8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7" svg:width="6.501cm" svg:height="18.5cm" svg:x="0.499cm" svg:y="0.75cm"><draw:text-box><text:p text:style-name="P86"><text:span text:style-name="T54">El objetivo de este plan </text:span><text:span text:style-name="T54">es definir detalladamente </text:span><text:span text:style-name="T54">para cada una de las </text:span><text:span text:style-name="T54">iteraciones a realizarse </text:span><text:span text:style-name="T54">un conjunto de tareas, </text:span><text:span text:style-name="T54">actividades y recursos, </text:span><text:span text:style-name="T54">por tal motivo existirá </text:span><text:span text:style-name="T54">para cada iteración del </text:span><text:span text:style-name="T54">ciclo de vida del proyecto </text:span><text:span text:style-name="T54">un artefacto de este tipo. </text:span><text:span text:style-name="T54">Para cada iteración existe </text:span><text:span text:style-name="T54">una serie de objetivos los </text:span><text:span text:style-name="T54">cuales son usados como </text:span><text:span text:style-name="T54">referencia de evaluación </text:span><text:span text:style-name="T54">para determinar diferentes </text:span><text:span text:style-name="T54">aspectos, como grado de </text:span><text:span text:style-name="T54">terminación de una </text:span><text:span text:style-name="T54">determinada función, </text:span><text:span text:style-name="T54">rendimiento, niveles de </text:span><text:span text:style-name="T54">calidad, etc. </text:span></text:p></draw:text-box></draw:frame></text:p>
      <text:p text:style-name="P67"><text:span text:style-name="T39">Plan de </text:span><text:span text:style-name="T40">i</text:span><text:span text:style-name="T39">teración</text:span></text:p>
      <text:p text:style-name="P42"/>
      <text:p text:style-name="P50">Resumen</text:p>
      <text:p text:style-name="P70">El presente plan de iteración se divide en tres partes: en la primera parte del mismo se hace una introducción al documento, especificando su alcance y su propósito.</text:p>
      <text:p text:style-name="P70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70"/>
      <text:p text:style-name="P56">Alcance</text:p>
      <text:p text:style-name="P61">En esta <text:span text:style-name="T46">iteración</text:span> se <text:span text:style-name="T47">generarán</text:span> los <text:span text:style-name="T48">siguientes entregables</text:span>:</text:p>
      <text:list xml:id="list1090156508" text:style-name="L1">
        <text:list-item>
          <text:p text:style-name="P74"><text:span text:style-name="T49">Nueva estimación</text:span>.</text:p>
        </text:list-item>
      </text:list>
      <text:p text:style-name="P57"/>
      <text:p text:style-name="P48">Propósito</text:p>
      <text:p text:style-name="P46">Mediante este documento se buscan especificar las actividades que se van a desarrollar durante la iteración en curso.</text:p>
      <text:p text:style-name="P46">Este documento será utilizado por el grupo de desarrollo para guiarse a través de la iteración antes mencionada.</text:p>
      <text:p text:style-name="P55"/>
      <text:p text:style-name="P55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9">Nombre de la tarea</text:p>
          </table:table-cell>
          <table:table-cell table:style-name="Tabla1.A1" office:value-type="string">
            <text:p text:style-name="P21">Fecha de </text:p>
            <text:p text:style-name="P18"><text:span text:style-name="T32">i</text:span>nicio </text:p>
          </table:table-cell>
          <table:table-cell table:style-name="Tabla1.A1" office:value-type="string">
            <text:p text:style-name="P20">Fecha de <text:span text:style-name="T34">finalización</text:span></text:p>
          </table:table-cell>
          <table:table-cell table:style-name="Tabla1.A1" office:value-type="string">
            <text:p text:style-name="P22">Fecha de <text:span text:style-name="T35">fin de iteración</text:span></text:p>
          </table:table-cell>
          <table:table-cell table:style-name="Tabla1.E1" office:value-type="string">
            <text:p text:style-name="P23">Responsable(s)</text:p>
          </table:table-cell>
        </table:table-row>
        <table:table-row table:style-name="Tabla1.2">
          <table:table-cell table:style-name="Tabla1.A2" office:value-type="string">
            <text:p text:style-name="P38">Implementa<text:span text:style-name="T49">r</text:span> <text:span text:style-name="T49">el </text:span>CU01 (Buscar formulario) <text:span text:style-name="T49">para la </text:span>aplicación móvil</text:p>
          </table:table-cell>
          <table:table-cell table:style-name="Tabla1.B3" office:value-type="string">
            <text:p text:style-name="P11">30/04/2020</text:p>
          </table:table-cell>
          <table:table-cell table:style-name="Tabla1.C3" office:value-type="string">
            <text:p text:style-name="P14">30/04/2020</text:p>
          </table:table-cell>
          <table:table-cell table:style-name="Tabla1.D3" office:value-type="string">
            <text:p text:style-name="P28"><text:span text:style-name="T45">04</text:span>/0<text:span text:style-name="T43">5</text:span>/2020</text:p>
          </table:table-cell>
          <table:table-cell table:style-name="Tabla1.E2" office:value-type="string">
            <text:p text:style-name="P30">Cinthia Lima</text:p>
          </table:table-cell>
        </table:table-row>
        <table:table-row table:style-name="Tabla1.3">
          <table:table-cell table:style-name="Tabla1.A2" office:value-type="string">
            <text:p text:style-name="P39">Realizar un<text:span text:style-name="T49">a</text:span> nueva estimación</text:p>
          </table:table-cell>
          <table:table-cell table:style-name="Tabla1.B3" office:value-type="string">
            <text:p text:style-name="P15">04/05/2020</text:p>
          </table:table-cell>
          <table:table-cell table:style-name="Tabla1.C3" office:value-type="string">
            <text:p text:style-name="P17">04/05/2020</text:p>
          </table:table-cell>
          <table:table-cell table:style-name="Tabla1.D3" office:value-type="string">
            <text:p text:style-name="P31">04/05/2020</text:p>
          </table:table-cell>
          <table:table-cell table:style-name="Tabla1.E3" office:value-type="string">
            <text:p text:style-name="P31">Cinthia Lima</text:p>
          </table:table-cell>
        </table:table-row>
        <table:table-row table:style-name="Tabla1.2">
          <table:table-cell table:style-name="Tabla1.A2" office:value-type="string">
            <text:p text:style-name="P37"><text:span text:style-name="T49">Implementar el p</text:span>rocesamiento de respuestas enviadas de<text:span text:style-name="T49">sde</text:span> la aplicación móvil en el servidor</text:p>
          </table:table-cell>
          <table:table-cell table:style-name="Tabla1.B4" office:value-type="string">
            <text:p text:style-name="P12">29/04/2020</text:p>
          </table:table-cell>
          <table:table-cell table:style-name="Tabla1.C4" office:value-type="string">
            <text:p text:style-name="P13">03/05/2020</text:p>
          </table:table-cell>
          <table:table-cell table:style-name="Tabla1.D4" office:value-type="string">
            <text:p text:style-name="P26"><text:span text:style-name="T45">04</text:span>/0<text:span text:style-name="T43">5</text:span>/2020</text:p>
          </table:table-cell>
          <table:table-cell table:style-name="Tabla1.E4" office:value-type="string">
            <text:p text:style-name="P31">Ariel Machini</text:p>
          </table:table-cell>
        </table:table-row>
        <text:soft-page-break/>
        <table:table-row table:style-name="Tabla1.2">
          <table:table-cell table:style-name="Tabla1.A2" office:value-type="string">
            <text:p text:style-name="P35">Modificar el CU02 (Completar y enviar un formulario) de la aplicación <text:span text:style-name="T49">w</text:span>eb <text:span text:style-name="T49">para que se adapte a los nuevos requerimientos del usuario (que también se envíen las respuestas por correo)</text:span></text:p>
          </table:table-cell>
          <table:table-cell table:style-name="Tabla1.B5" office:value-type="string">
            <text:p text:style-name="P10">24/04/2020</text:p>
          </table:table-cell>
          <table:table-cell table:style-name="Tabla1.C5" office:value-type="string">
            <text:p text:style-name="P16">30/04/2020</text:p>
          </table:table-cell>
          <table:table-cell table:style-name="Tabla1.D5" office:value-type="string">
            <text:p text:style-name="P27"><text:span text:style-name="T45">04</text:span>/0<text:span text:style-name="T43">5</text:span>/2020</text:p>
          </table:table-cell>
          <table:table-cell table:style-name="Tabla1.E5" office:value-type="string">
            <text:p text:style-name="P29">Ariel Machini</text:p>
          </table:table-cell>
        </table:table-row>
        <table:table-row table:style-name="Tabla1.2">
          <table:table-cell table:style-name="Tabla1.A2" office:value-type="string">
            <text:p text:style-name="P36">Evaluación del plan de iteración</text:p>
          </table:table-cell>
          <table:table-cell table:style-name="Tabla1.B6" office:value-type="string">
            <text:p text:style-name="P15">04/05/2020</text:p>
          </table:table-cell>
          <table:table-cell table:style-name="Tabla1.C6" office:value-type="string">
            <text:p text:style-name="P15">04/05/2020</text:p>
          </table:table-cell>
          <table:table-cell table:style-name="Tabla1.D6" office:value-type="string">
            <text:p text:style-name="P27"><text:span text:style-name="T45">04</text:span>/0<text:span text:style-name="T43">5</text:span>/2020</text:p>
          </table:table-cell>
          <table:table-cell table:style-name="Tabla1.E6" office:value-type="string">
            <text:p text:style-name="P25">Ariel Machini y Cinthia Lima</text:p>
          </table:table-cell>
        </table:table-row>
        <table:table-row table:style-name="Tabla1.2">
          <table:table-cell table:style-name="Tabla1.A7" table:number-columns-spanned="5" office:value-type="string">
            <text:p text:style-name="P24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8" table:number-columns-spanned="5" office:value-type="string">
            <text:p text:style-name="P32"><text:span text:style-name="T36">1</text:span><text:span text:style-name="T11"> </text:span><text:span text:style-name="T25">El símbolo ‘</text:span><text:span text:style-name="T13">🗎</text:span><text:span text:style-name="T25">’</text:span><text:span text:style-name="T19"> en la columna “Fecha de inicio”</text:span><text:span text:style-name="T13"> significa</text:span><text:span text:style-name="T14">n</text:span><text:span text:style-name="T13"> que el documento o módulo </text:span><text:span text:style-name="T15">al que se hace referencia en nombre de la tarea</text:span><text:span text:style-name="T13"> no fue creado en esta iteración </text:span><text:span text:style-name="T16">y solo esta siendo modificado o actualizado</text:span><text:span text:style-name="T13">.</text:span></text:p>
            <text:p text:style-name="P33"><text:span text:style-name="T36">2</text:span><text:span text:style-name="T13"> </text:span><text:span text:style-name="T12">El </text:span><text:span text:style-name="T18">símbolo</text:span><text:span text:style-name="T12"> ‘</text:span><text:span text:style-name="T26">⏳</text:span><text:span text:style-name="T12">’ en la columna “Fecha de finalización” significa que la tarea especificad</text:span><text:span text:style-name="T17">a</text:span><text:span text:style-name="T12"> no fue finalizada </text:span><text:span text:style-name="T23">por falta de tiempo</text:span><text:span text:style-name="T12">.</text:span></text:p>
            <text:p text:style-name="P34"><text:span text:style-name="T37">3</text:span><text:span text:style-name="T24"> </text:span><text:span text:style-name="T12">El </text:span><text:span text:style-name="T18">símbolo</text:span><text:span text:style-name="T12"> ‘</text:span><text:span text:style-name="T20">⭲</text:span><text:span text:style-name="T12">’ en la columna “Fecha de </text:span><text:span text:style-name="T17">inicio</text:span><text:span text:style-name="T12">” significa que la tarea especificad</text:span><text:span text:style-name="T17">a</text:span><text:span text:style-name="T12"> </text:span><text:span text:style-name="T21">no puedo se</text:span><text:span text:style-name="T22">r iniciada</text:span><text:span text:style-name="T12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7"/>
      <text:p text:style-name="P49">Re<text:span text:style-name="T7">cursos</text:span></text:p>
      <text:p text:style-name="P71">Humanos:</text:p>
      <text:list xml:id="list3794882326" text:style-name="L2">
        <text:list-item>
          <text:p text:style-name="P82"><text:span text:style-name="T33">Dos</text:span> analistas:</text:p>
          <text:list>
            <text:list-item>
              <text:p text:style-name="P83">Lima, Cinthia.</text:p>
            </text:list-item>
            <text:list-item>
              <text:p text:style-name="P83">Machini, Ariel.</text:p>
            </text:list-item>
          </text:list>
        </text:list-item>
      </text:list>
      <text:p text:style-name="P68"/>
      <text:p text:style-name="P71">Ha<text:span text:style-name="T8">r</text:span>dware:</text:p>
      <text:list xml:id="list2372364727" text:style-name="L3">
        <text:list-item>
          <text:p text:style-name="P79">Notebook Lenovo Legion Y720.</text:p>
        </text:list-item>
        <text:list-item>
          <text:p text:style-name="P79">Notebook Banghó MAX G01.</text:p>
        </text:list-item>
      </text:list>
      <text:p text:style-name="P9"/>
      <text:p text:style-name="P8"><text:span text:style-name="T10">M</text:span><text:span text:style-name="T9">isceláneo:</text:span></text:p>
      <text:list xml:id="list3580751398" text:style-name="L4">
        <text:list-item>
          <text:p text:style-name="P80"><text:span text:style-name="T32">Acceso a </text:span>Internet.</text:p>
        </text:list-item>
        <text:list-item>
          <text:p text:style-name="P81">Repositorio <text:span text:style-name="T32">(</text:span>en GitHub<text:span text:style-name="T32">)</text:span>.</text:p>
        </text:list-item>
      </text:list>
      <text:p text:style-name="P69"/>
      <text:p text:style-name="P54">Objetivos alcanzados</text:p>
      <text:p text:style-name="P58">De las <text:span text:style-name="T50">cinco (5) </text:span>tareas definidas se pudieron ejecutar y termina<text:span text:style-name="T38">r cinco (5) </text:span>con éxito:</text:p>
      <text:list xml:id="list618388789" text:style-name="L5">
        <text:list-item>
          <text:p text:style-name="P78">Implementar el CU01 (Buscar formulario) para la aplicación móvil.</text:p>
        </text:list-item>
        <text:list-item>
          <text:p text:style-name="P75"><text:soft-page-break/>Realizar una nueva estimación.</text:p>
        </text:list-item>
        <text:list-item>
          <text:p text:style-name="P75">Implementar el procesamiento de respuestas enviadas desde la aplicación móvil en el servidor.</text:p>
        </text:list-item>
        <text:list-item>
          <text:p text:style-name="P75">Modificar el CU02 (Completar y enviar un formulario) de la aplicación web para que se adapte a los nuevos requerimientos del usuario (que también se envíen las respuestas por correo).</text:p>
        </text:list-item>
        <text:list-item>
          <text:p text:style-name="P75">Evaluación del plan de iteración.</text:p>
        </text:list-item>
      </text:list>
      <text:p text:style-name="P60"/>
      <text:p text:style-name="P53">Conclusión</text:p>
      <text:p text:style-name="P76">Podemos concluir que esta fue una iteración exitosa. Esta, en particular, fue una iteración muy importante, ya <text:span text:style-name="T51">con esta</text:span> se terminaron las primeras versiones (completas) de las aplicaciones web y móvil de Colibrí.</text:p>
      <text:p text:style-name="P77">Tras finalizar esta iteración se planificará una reunión con los clientes para discutir sobre lo logrado.</text:p>
      <text:p text:style-name="P59"/>
      <text:p text:style-name="P51">Estado del repositorio</text:p>
      <text:p text:style-name="P72"><text:span text:style-name="T5">Versión </text:span><text:span text:style-name="T27">inicial</text:span><text:span text:style-name="T5"> – </text:span><text:span text:style-name="T27">final</text:span><text:span text:style-name="T5">:</text:span> <text:span text:style-name="T42">281</text:span> – <text:span text:style-name="T52">300</text:span></text:p>
      <text:p text:style-name="P72"/>
      <text:p text:style-name="P52">Estado del repositorio <text:span text:style-name="T41">(aplicación móvil)</text:span></text:p>
      <text:p text:style-name="P73"><text:span text:style-name="T5">Versión </text:span><text:span text:style-name="T27">inicial</text:span><text:span text:style-name="T5"> – </text:span><text:span text:style-name="T27">final</text:span><text:span text:style-name="T5">:</text:span> <text:span text:style-name="T44">22</text:span> – <text:span text:style-name="T53">2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3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5-04T16:29:01.079505920</dc:date>
    <meta:editing-duration>P1DT19H36M42S</meta:editing-duration>
    <meta:editing-cycles>466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5" meta:paragraph-count="91" meta:word-count="556" meta:character-count="3511" meta:non-whitespace-character-count="3048"/>
  </office:meta>
</office:document-meta>
</file>